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Thành phần</text:p>
          </table:table-cell>
          <table:table-cell table:style-name="ce1" office:value-type="string" calcext:value-type="string">
            <text:p>Giá trị</text:p>
          </table:table-cell>
          <table:table-cell table:style-name="ce1" office:value-type="string" calcext:value-type="string">
            <text:p>Đơn vị</text:p>
          </table:table-cell>
        </table:table-row>
        <table:table-row table:style-name="ro1">
          <table:table-cell/>
          <table:table-cell office:value-type="string" calcext:value-type="string">
            <text:p>Khối lượng x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Khối lượng tả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Bán kính bánh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Khoảng cách bán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Vận tốc dài ma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/>
          <table:table-cell office:value-type="string" calcext:value-type="string">
            <text:p>Vận tốc bánh max (tịnh tiến)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rpm (6.587 m/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5:39:50.116294464</meta:creation-date>
    <dc:date>2024-01-04T17:38:30.480716178</dc:date>
    <meta:editing-duration>PT47M49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